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1016in" svg:y="0in">
            <draw:object draw:notify-on-update-of-ranges="Sheet1.A1:Sheet1.A1 Sheet1.A2:Sheet1.A5 Sheet1.D1:Sheet1.D1 Sheet1.D2:Sheet1.D5 Sheet1.A1:Sheet1.A1 Sheet1.A2:Sheet1.A5 Sheet1.E1:Sheet1.E1 Sheet1.E2:Sheet1.E5 Sheet1.A1:Sheet1.A1 Sheet1.A2:Sheet1.A5 Sheet1.F1:Sheet1.F1 Sheet1.F2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2102in" svg:y="3.8315in">
            <draw:object draw:notify-on-update-of-ranges="Sheet1.B7:Sheet1.B7 Sheet1.B8:Sheet1.B12 Sheet1.D7:Sheet1.D7 Sheet1.D8:Sheet1.D12 Sheet1.B7:Sheet1.B7 Sheet1.B8:Sheet1.B12 Sheet1.E7:Sheet1.E7 Sheet1.E8:Sheet1.E12 Sheet1.B7:Sheet1.B7 Sheet1.B8:Sheet1.B12 Sheet1.F7:Sheet1.F7 Sheet1.F8:Sheet1.F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2646in" svg:y="3.0661in">
            <draw:object draw:notify-on-update-of-ranges="Sheet1.C14:Sheet1.C14 Sheet1.C15:Sheet1.C17 Sheet1.D14:Sheet1.D14 Sheet1.D15:Sheet1.D17 Sheet1.C14:Sheet1.C14 Sheet1.C15:Sheet1.C17 Sheet1.E14:Sheet1.E14 Sheet1.E15:Sheet1.E17 Sheet1.C14:Sheet1.C14 Sheet1.C15:Sheet1.C17 Sheet1.F14:Sheet1.F14 Sheet1.F15:Sheet1.F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Matrix Size</text:p>
          </table:table-cell>
          <table:table-cell office:value-type="string">
            <text:p>Iterations</text:p>
          </table:table-cell>
          <table:table-cell office:value-type="string">
            <text:p>Process count</text:p>
          </table:table-cell>
          <table:table-cell office:value-type="string">
            <text:p>Linear</text:p>
          </table:table-cell>
          <table:table-cell office:value-type="string">
            <text:p>MPI</text:p>
          </table:table-cell>
          <table:table-cell office:value-type="string">
            <text:p>MPI+MP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.188778">
            <text:p>1.188778</text:p>
          </table:table-cell>
          <table:table-cell office:value-type="float" office:value="0.523589">
            <text:p>0.523589</text:p>
          </table:table-cell>
          <table:table-cell office:value-type="float" office:value="44.543157">
            <text:p>44.54315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7.604557">
            <text:p>7.604557</text:p>
          </table:table-cell>
          <table:table-cell office:value-type="float" office:value="2.194001">
            <text:p>2.194001</text:p>
          </table:table-cell>
          <table:table-cell office:value-type="float" office:value="43.022735">
            <text:p>43.022735</text:p>
          </table:table-cell>
        </table:table-row>
        <table:table-row table:style-name="ro1">
          <table:table-cell table:number-columns-repeated="2"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34.909108">
            <text:p>34.909108</text:p>
          </table:table-cell>
          <table:table-cell office:value-type="float" office:value="11.782269">
            <text:p>11.782269</text:p>
          </table:table-cell>
          <table:table-cell office:value-type="float" office:value="51.345751">
            <text:p>51.34575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81.749316">
            <text:p>181.749316</text:p>
          </table:table-cell>
          <table:table-cell office:value-type="float" office:value="70.684891">
            <text:p>70.684891</text:p>
          </table:table-cell>
          <table:table-cell office:value-type="float" office:value="166.757119">
            <text:p>166.7571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atrix Size</text:p>
          </table:table-cell>
          <table:table-cell office:value-type="string">
            <text:p>Iterations</text:p>
          </table:table-cell>
          <table:table-cell office:value-type="string">
            <text:p>Process count</text:p>
          </table:table-cell>
          <table:table-cell office:value-type="string">
            <text:p>LINEAR</text:p>
          </table:table-cell>
          <table:table-cell office:value-type="string">
            <text:p>MPI</text:p>
          </table:table-cell>
          <table:table-cell office:value-type="string">
            <text:p>MPI+MP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050323">
            <text:p>0.050323</text:p>
          </table:table-cell>
          <table:table-cell office:value-type="float" office:value="0.053803">
            <text:p>0.053803</text:p>
          </table:table-cell>
          <table:table-cell office:value-type="float" office:value="0.279591">
            <text:p>0.27959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514487">
            <text:p>0.514487</text:p>
          </table:table-cell>
          <table:table-cell office:value-type="float" office:value="0.264206">
            <text:p>0.264206</text:p>
          </table:table-cell>
          <table:table-cell office:value-type="float" office:value="0.763131">
            <text:p>0.76313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4.846643">
            <text:p>4.846643</text:p>
          </table:table-cell>
          <table:table-cell office:value-type="float" office:value="2.151003">
            <text:p>2.151003</text:p>
          </table:table-cell>
          <table:table-cell office:value-type="float" office:value="5.349899">
            <text:p>5.349899</text:p>
          </table:table-cell>
        </table:table-row>
        <table:table-row table:style-name="ro1">
          <table:table-cell table:number-columns-repeated="2"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34.992573">
            <text:p>34.992573</text:p>
          </table:table-cell>
          <table:table-cell office:value-type="float" office:value="11.823926">
            <text:p>11.823926</text:p>
          </table:table-cell>
          <table:table-cell office:value-type="float" office:value="49.143072">
            <text:p>49.14307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64.727815">
            <text:p>64.727815</text:p>
          </table:table-cell>
          <table:table-cell office:value-type="float" office:value="19.893408">
            <text:p>19.893408</text:p>
          </table:table-cell>
          <table:table-cell office:value-type="float" office:value="109.469704">
            <text:p>109.4697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atrix Size</text:p>
          </table:table-cell>
          <table:table-cell office:value-type="string">
            <text:p>Iterations</text:p>
          </table:table-cell>
          <table:table-cell office:value-type="string">
            <text:p>Process count</text:p>
          </table:table-cell>
          <table:table-cell office:value-type="string">
            <text:p>LINEAR</text:p>
          </table:table-cell>
          <table:table-cell office:value-type="string">
            <text:p>MPI</text:p>
          </table:table-cell>
          <table:table-cell office:value-type="string">
            <text:p>MPI+MP</text:p>
          </table:table-cell>
        </table:table-row>
        <table:table-row table:style-name="ro1">
          <table:table-cell table:number-columns-repeated="2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34.526826">
            <text:p>34.526826</text:p>
          </table:table-cell>
          <table:table-cell office:value-type="float" office:value="34.893185">
            <text:p>34.893185</text:p>
          </table:table-cell>
          <table:table-cell office:value-type="float" office:value="92.636958">
            <text:p>92.636958</text:p>
          </table:table-cell>
        </table:table-row>
        <table:table-row table:style-name="ro1">
          <table:table-cell table:number-columns-repeated="2"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35.256092">
            <text:p>35.256092</text:p>
          </table:table-cell>
          <table:table-cell office:value-type="float" office:value="19.922268">
            <text:p>19.922268</text:p>
          </table:table-cell>
          <table:table-cell office:value-type="float" office:value="41.578998">
            <text:p>41.578998</text:p>
          </table:table-cell>
        </table:table-row>
        <table:table-row table:style-name="ro1">
          <table:table-cell table:number-columns-repeated="2"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34.522013">
            <text:p>34.522013</text:p>
          </table:table-cell>
          <table:table-cell office:value-type="float" office:value="11.826455">
            <text:p>11.826455</text:p>
          </table:table-cell>
          <table:table-cell office:value-type="float" office:value="54.022057">
            <text:p>54.022057</text:p>
          </table:table-cell>
        </table:table-row>
      </table:table>
      <table:named-expressions/>
      <table:database-ranges>
        <table:database-range table:name="__Anonymous_Sheet_DB__0" table:target-range-address="Sheet1.A15:Sheet1.E1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3T10:15:34</dc:date>
    <dc:creator>Josep Rodríguez López</dc:creator>
    <meta:document-statistic meta:table-count="1" meta:cell-count="90" meta:object-count="3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Time depending on matrix size</text:p>
        </chart:title>
        <chart:legend chart:legend-position="end" svg:x="13.279cm" svg:y="3.703cm" style:legend-expansion="high" chart:style-name="ch3"/>
        <chart:plot-area chart:style-name="ch4" table:cell-range-address="Sheet1.A1:Sheet1.A5 Sheet1.D1:Sheet1.F5" chart:data-source-has-labels="row" svg:x="1.331cm" svg:y="1.635cm" svg:width="11.309cm" svg:height="6.204cm">
          <chartooo:coordinate-region svg:x="2.138cm" svg:y="1.835cm" svg:width="10.131cm" svg:height="5.357cm"/>
          <chart:axis chart:dimension="x" chart:name="primary-x" chart:style-name="ch5">
            <chart:title svg:x="4.282cm" svg:y="8.019cm" chart:style-name="ch6">
              <text:p>Squared root of matrix element count</text:p>
            </chart:title>
          </chart:axis>
          <chart:axis chart:dimension="y" chart:name="primary-y" chart:style-name="ch5">
            <chart:title svg:x="0.451cm" svg:y="5.8cm" chart:style-name="ch7">
              <text:p>Microseconds</text:p>
            </chart:title>
            <chart:grid chart:style-name="ch8" chart:class="major"/>
          </chart:axis>
          <chart:series chart:style-name="ch9" chart:values-cell-range-address="Sheet1.D2:Sheet1.D5" chart:label-cell-address="Sheet1.D1:Sheet1.D1" chart:class="chart:scatter">
            <chart:domain table:cell-range-address="Sheet1.A2:Sheet1.A5"/>
            <chart:data-point chart:repeated="4"/>
          </chart:series>
          <chart:series chart:style-name="ch10" chart:values-cell-range-address="Sheet1.E2:Sheet1.E5" chart:label-cell-address="Sheet1.E1:Sheet1.E1" chart:class="chart:scatter">
            <chart:data-point chart:repeated="4"/>
          </chart:series>
          <chart:series chart:style-name="ch11" chart:values-cell-range-address="Sheet1.F2:Sheet1.F5" chart:label-cell-address="Sheet1.F1:Sheet1.F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Sheet1.D1:Sheet1.D1</svg:desc>
                </draw:g>
              </table:table-cell>
              <table:table-cell office:value-type="string">
                <text:p>MPI</text:p>
                <draw:g>
                  <svg:desc>Sheet1.E1:Sheet1.E1</svg:desc>
                </draw:g>
              </table:table-cell>
              <table:table-cell office:value-type="string">
                <text:p>MPI+MP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2:Sheet1.A5</svg:desc>
                </draw:g>
              </table:table-cell>
              <table:table-cell office:value-type="float" office:value="1.188778">
                <text:p>1.188778</text:p>
                <draw:g>
                  <svg:desc>Sheet1.D2:Sheet1.D5</svg:desc>
                </draw:g>
              </table:table-cell>
              <table:table-cell office:value-type="float" office:value="0.523589">
                <text:p>0.523589</text:p>
                <draw:g>
                  <svg:desc>Sheet1.E2:Sheet1.E5</svg:desc>
                </draw:g>
              </table:table-cell>
              <table:table-cell office:value-type="float" office:value="44.543157">
                <text:p>44.543157</text:p>
                <draw:g>
                  <svg:desc>Sheet1.F2:Sheet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7.604557">
                <text:p>7.604557</text:p>
              </table:table-cell>
              <table:table-cell office:value-type="float" office:value="2.194001">
                <text:p>2.194001</text:p>
              </table:table-cell>
              <table:table-cell office:value-type="float" office:value="43.022735">
                <text:p>43.022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4.909108">
                <text:p>34.909108</text:p>
              </table:table-cell>
              <table:table-cell office:value-type="float" office:value="11.782269">
                <text:p>11.782269</text:p>
              </table:table-cell>
              <table:table-cell office:value-type="float" office:value="51.345751">
                <text:p>51.345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1.749316">
                <text:p>181.749316</text:p>
              </table:table-cell>
              <table:table-cell office:value-type="float" office:value="70.684891">
                <text:p>70.684891</text:p>
              </table:table-cell>
              <table:table-cell office:value-type="float" office:value="166.757119">
                <text:p>166.757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Time depending on iteration count</text:p>
        </chart:title>
        <chart:subtitle svg:x="5.165cm" svg:y="1.275cm" chart:style-name="ch3">
          <text:p>over a matrix of size 1000x1000</text:p>
        </chart:subtitle>
        <chart:legend chart:legend-position="end" svg:x="13.279cm" svg:y="3.703cm" style:legend-expansion="high" chart:style-name="ch4"/>
        <chart:plot-area chart:style-name="ch5" table:cell-range-address="Sheet1.B7:Sheet1.B12 Sheet1.D7:Sheet1.F12" chart:data-source-has-labels="row" svg:x="1.331cm" svg:y="2.318cm" svg:width="11.309cm" svg:height="5.521cm">
          <chartooo:coordinate-region svg:x="2.138cm" svg:y="2.517cm" svg:width="10.131cm" svg:height="4.675cm"/>
          <chart:axis chart:dimension="x" chart:name="primary-x" chart:style-name="ch6">
            <chart:title svg:x="5.499cm" svg:y="8.019cm" chart:style-name="ch7">
              <text:p>number of iterations</text:p>
            </chart:title>
          </chart:axis>
          <chart:axis chart:dimension="y" chart:name="primary-y" chart:style-name="ch6">
            <chart:title svg:x="0.451cm" svg:y="6.141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D8:Sheet1.D12" chart:label-cell-address="Sheet1.D7:Sheet1.D7" chart:class="chart:scatter">
            <chart:domain table:cell-range-address="Sheet1.B8:Sheet1.B12"/>
            <chart:data-point chart:repeated="5"/>
          </chart:series>
          <chart:series chart:style-name="ch11" chart:values-cell-range-address="Sheet1.E8:Sheet1.E12" chart:label-cell-address="Sheet1.E7:Sheet1.E7" chart:class="chart:scatter">
            <chart:data-point chart:repeated="5"/>
          </chart:series>
          <chart:series chart:style-name="ch12" chart:values-cell-range-address="Sheet1.F8:Sheet1.F12" chart:label-cell-address="Sheet1.F7:Sheet1.F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Sheet1.D7:Sheet1.D7</svg:desc>
                </draw:g>
              </table:table-cell>
              <table:table-cell office:value-type="string">
                <text:p>MPI</text:p>
                <draw:g>
                  <svg:desc>Sheet1.E7:Sheet1.E7</svg:desc>
                </draw:g>
              </table:table-cell>
              <table:table-cell office:value-type="string">
                <text:p>MPI+MP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8:Sheet1.B12</svg:desc>
                </draw:g>
              </table:table-cell>
              <table:table-cell office:value-type="float" office:value="0.050323">
                <text:p>0.050323</text:p>
                <draw:g>
                  <svg:desc>Sheet1.D8:Sheet1.D12</svg:desc>
                </draw:g>
              </table:table-cell>
              <table:table-cell office:value-type="float" office:value="0.053803">
                <text:p>0.053803</text:p>
                <draw:g>
                  <svg:desc>Sheet1.E8:Sheet1.E12</svg:desc>
                </draw:g>
              </table:table-cell>
              <table:table-cell office:value-type="float" office:value="0.279591">
                <text:p>0.279591</text:p>
                <draw:g>
                  <svg:desc>Sheet1.F8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14487">
                <text:p>0.514487</text:p>
              </table:table-cell>
              <table:table-cell office:value-type="float" office:value="0.264206">
                <text:p>0.264206</text:p>
              </table:table-cell>
              <table:table-cell office:value-type="float" office:value="0.763131">
                <text:p>0.763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.846643">
                <text:p>4.846643</text:p>
              </table:table-cell>
              <table:table-cell office:value-type="float" office:value="2.151003">
                <text:p>2.151003</text:p>
              </table:table-cell>
              <table:table-cell office:value-type="float" office:value="5.349899">
                <text:p>5.349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4.992573">
                <text:p>34.992573</text:p>
              </table:table-cell>
              <table:table-cell office:value-type="float" office:value="11.823926">
                <text:p>11.823926</text:p>
              </table:table-cell>
              <table:table-cell office:value-type="float" office:value="49.143072">
                <text:p>49.143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4.727815">
                <text:p>64.727815</text:p>
              </table:table-cell>
              <table:table-cell office:value-type="float" office:value="19.893408">
                <text:p>19.893408</text:p>
              </table:table-cell>
              <table:table-cell office:value-type="float" office:value="109.469704">
                <text:p>109.469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Time depending on process count</text:p>
        </chart:title>
        <chart:subtitle svg:x="3.921cm" svg:y="1.275cm" chart:style-name="ch3">
          <text:p>For a matrix of 1000x1000 over 1000 iterations</text:p>
        </chart:subtitle>
        <chart:legend chart:legend-position="end" svg:x="13.279cm" svg:y="3.703cm" style:legend-expansion="high" chart:style-name="ch4"/>
        <chart:plot-area chart:style-name="ch5" table:cell-range-address="Sheet1.C14:Sheet1.F17" chart:data-source-has-labels="row" svg:x="1.331cm" svg:y="2.318cm" svg:width="11.309cm" svg:height="5.521cm">
          <chartooo:coordinate-region svg:x="2.138cm" svg:y="2.518cm" svg:width="10.408cm" svg:height="4.674cm"/>
          <chart:axis chart:dimension="x" chart:name="primary-x" chart:style-name="ch6">
            <chart:title svg:x="5.076cm" svg:y="8.019cm" chart:style-name="ch7">
              <text:p>Number of MPI processes</text:p>
            </chart:title>
          </chart:axis>
          <chart:axis chart:dimension="y" chart:name="primary-y" chart:style-name="ch6">
            <chart:title svg:x="0.451cm" svg:y="6.18cm" chart:style-name="ch8">
              <text:p>Microseconds.</text:p>
            </chart:title>
            <chart:grid chart:style-name="ch9" chart:class="major"/>
          </chart:axis>
          <chart:series chart:style-name="ch10" chart:values-cell-range-address="Sheet1.D15:Sheet1.D17" chart:label-cell-address="Sheet1.D14:Sheet1.D14" chart:class="chart:scatter">
            <chart:domain table:cell-range-address="Sheet1.C15:Sheet1.C17"/>
            <chart:data-point chart:repeated="3"/>
          </chart:series>
          <chart:series chart:style-name="ch11" chart:values-cell-range-address="Sheet1.E15:Sheet1.E17" chart:label-cell-address="Sheet1.E14:Sheet1.E14" chart:class="chart:scatter">
            <chart:data-point chart:repeated="3"/>
          </chart:series>
          <chart:series chart:style-name="ch12" chart:values-cell-range-address="Sheet1.F15:Sheet1.F17" chart:label-cell-address="Sheet1.F14:Sheet1.F14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INEAR</text:p>
                <draw:g>
                  <svg:desc>Sheet1.D14:Sheet1.D14</svg:desc>
                </draw:g>
              </table:table-cell>
              <table:table-cell office:value-type="string">
                <text:p>MPI</text:p>
                <draw:g>
                  <svg:desc>Sheet1.E14:Sheet1.E14</svg:desc>
                </draw:g>
              </table:table-cell>
              <table:table-cell office:value-type="string">
                <text:p>MPI+MP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15:Sheet1.C17</svg:desc>
                </draw:g>
              </table:table-cell>
              <table:table-cell office:value-type="float" office:value="34.526826">
                <text:p>34.526826</text:p>
                <draw:g>
                  <svg:desc>Sheet1.D15:Sheet1.D17</svg:desc>
                </draw:g>
              </table:table-cell>
              <table:table-cell office:value-type="float" office:value="34.893185">
                <text:p>34.893185</text:p>
                <draw:g>
                  <svg:desc>Sheet1.E15:Sheet1.E17</svg:desc>
                </draw:g>
              </table:table-cell>
              <table:table-cell office:value-type="float" office:value="92.636958">
                <text:p>92.636958</text:p>
                <draw:g>
                  <svg:desc>Sheet1.F15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256092">
                <text:p>35.256092</text:p>
              </table:table-cell>
              <table:table-cell office:value-type="float" office:value="19.922268">
                <text:p>19.922268</text:p>
              </table:table-cell>
              <table:table-cell office:value-type="float" office:value="41.578998">
                <text:p>41.578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.522013">
                <text:p>34.522013</text:p>
              </table:table-cell>
              <table:table-cell office:value-type="float" office:value="11.826455">
                <text:p>11.826455</text:p>
              </table:table-cell>
              <table:table-cell office:value-type="float" office:value="54.022057">
                <text:p>54.0220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